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839in" svg:y="0.0394in">
            <draw:object draw:notify-on-update-of-ranges="Sheet1.A1:Sheet1.A1 Sheet1.A2:Sheet1.A5 Sheet1.B1:Sheet1.B1 Sheet1.B2:Sheet1.B5 Sheet1.C1:Sheet1.C1 Sheet1.C2:Sheet1.C5 Sheet1.D1:Sheet1.D1 Sheet1.D2:Sheet1.D5 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ages</text:p>
          </table:table-cell>
          <table:table-cell table:style-name="Default" office:value-type="string" calcext:value-type="string">
            <text:p>CPU</text:p>
          </table:table-cell>
          <table:table-cell office:value-type="string" calcext:value-type="string">
            <text:p>GPUv1</text:p>
          </table:table-cell>
          <table:table-cell office:value-type="string" calcext:value-type="string">
            <text:p>GPUv2</text:p>
          </table:table-cell>
          <table:table-cell office:value-type="string" calcext:value-type="string">
            <text:p>GPUv3(streams)</text:p>
          </table:table-cell>
        </table:table-row>
        <table:table-row table:style-name="ro1">
          <table:table-cell office:value-type="string" calcext:value-type="string">
            <text:p>planet_surface.pgm</text:p>
          </table:table-cell>
          <table:table-cell office:value-type="float" office:value="0.205317" calcext:value-type="float">
            <text:p>0.205317</text:p>
          </table:table-cell>
          <table:table-cell table:style-name="ce1" office:value-type="float" office:value="0.03938" calcext:value-type="float">
            <text:p>0.03938</text:p>
          </table:table-cell>
          <table:table-cell table:style-name="ce1" office:value-type="float" office:value="0.039177" calcext:value-type="float">
            <text:p>0.039177</text:p>
          </table:table-cell>
          <table:table-cell office:value-type="float" office:value="0.03463" calcext:value-type="float">
            <text:p>0.03463</text:p>
          </table:table-cell>
        </table:table-row>
        <table:table-row table:style-name="ro1">
          <table:table-cell office:value-type="string" calcext:value-type="string">
            <text:p>ship.pgm</text:p>
          </table:table-cell>
          <table:table-cell office:value-type="float" office:value="0.056498" calcext:value-type="float">
            <text:p>0.056498</text:p>
          </table:table-cell>
          <table:table-cell office:value-type="float" office:value="0.014838" calcext:value-type="float">
            <text:p>0.014838</text:p>
          </table:table-cell>
          <table:table-cell office:value-type="float" office:value="0.013517" calcext:value-type="float">
            <text:p>0.013517</text:p>
          </table:table-cell>
          <table:table-cell table:style-name="ce1" office:value-type="float" office:value="0.00935" calcext:value-type="float">
            <text:p>0.00935</text:p>
          </table:table-cell>
        </table:table-row>
        <table:table-row table:style-name="ro1">
          <table:table-cell office:value-type="string" calcext:value-type="string">
            <text:p>uth.pgm</text:p>
          </table:table-cell>
          <table:table-cell office:value-type="float" office:value="0.016421" calcext:value-type="float">
            <text:p>0.01642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314" calcext:value-type="float">
            <text:p>0.004314</text:p>
          </table:table-cell>
          <table:table-cell office:value-type="float" office:value="0.00232" calcext:value-type="float">
            <text:p>0.00232</text:p>
          </table:table-cell>
        </table:table-row>
        <table:table-row table:style-name="ro1">
          <table:table-cell office:value-type="string" calcext:value-type="string">
            <text:p>x_ray.pgm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50471" calcext:value-type="float">
            <text:p>0.0050471</text:p>
          </table:table-cell>
          <table:table-cell office:value-type="float" office:value="0.005388" calcext:value-type="float">
            <text:p>0.005388</text:p>
          </table:table-cell>
          <table:table-cell office:value-type="float" office:value="0.003442" calcext:value-type="float">
            <text:p>0.003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7:58:49.739048498</meta:creation-date>
    <dc:date>2015-05-11T18:49:36.133283353</dc:date>
    <meta:editing-duration>PT46M40S</meta:editing-duration>
    <meta:editing-cycles>5</meta:editing-cycles>
    <meta:generator>LibreOffice/4.2.7.2$Linux_X86_64 LibreOffice_project/420m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52cm" svg:y="3.446cm" style:legend-expansion="high" chart:style-name="ch2"/>
        <chart:plot-area chart:style-name="ch3" table:cell-range-address="Sheet1.A1:Sheet1.E5" chart:data-source-has-labels="both" svg:x="0.32cm" svg:y="0.18cm" svg:width="12.012cm" svg:height="8.64cm">
          <chartooo:coordinate-region svg:x="1.239cm" svg:y="0.381cm" svg:width="11.093cm" svg:height="7.788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series chart:style-name="ch9" chart:values-cell-range-address="Sheet1.D2:Sheet1.D5" chart:label-cell-address="Sheet1.D1:Sheet1.D1" chart:class="chart:bar">
            <chart:data-point chart:repeated="4"/>
          </chart:series>
          <chart:series chart:style-name="ch10" chart:values-cell-range-address="Sheet1.E2:Sheet1.E5" chart:label-cell-address="Sheet1.E1:Sheet1.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1:Sheet1.B1</svg:desc>
                </draw:g>
              </table:table-cell>
              <table:table-cell office:value-type="string">
                <text:p>GPUv1</text:p>
                <draw:g>
                  <svg:desc>Sheet1.C1:Sheet1.C1</svg:desc>
                </draw:g>
              </table:table-cell>
              <table:table-cell office:value-type="string">
                <text:p>GPUv2</text:p>
                <draw:g>
                  <svg:desc>Sheet1.D1:Sheet1.D1</svg:desc>
                </draw:g>
              </table:table-cell>
              <table:table-cell office:value-type="string">
                <text:p>GPUv3(stream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t_surface.pgm</text:p>
                <draw:g>
                  <svg:desc>Sheet1.A2:Sheet1.A5</svg:desc>
                </draw:g>
              </table:table-cell>
              <table:table-cell office:value-type="float" office:value="0.205317">
                <text:p>0.205317</text:p>
                <draw:g>
                  <svg:desc>Sheet1.B2:Sheet1.B5</svg:desc>
                </draw:g>
              </table:table-cell>
              <table:table-cell office:value-type="float" office:value="0.03938">
                <text:p>0.03938</text:p>
                <draw:g>
                  <svg:desc>Sheet1.C2:Sheet1.C5</svg:desc>
                </draw:g>
              </table:table-cell>
              <table:table-cell office:value-type="float" office:value="0.039177">
                <text:p>0.039177</text:p>
                <draw:g>
                  <svg:desc>Sheet1.D2:Sheet1.D5</svg:desc>
                </draw:g>
              </table:table-cell>
              <table:table-cell office:value-type="float" office:value="0.03463">
                <text:p>0.03463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ship.pgm</text:p>
              </table:table-cell>
              <table:table-cell office:value-type="float" office:value="0.056498">
                <text:p>0.056498</text:p>
              </table:table-cell>
              <table:table-cell office:value-type="float" office:value="0.014838">
                <text:p>0.014838</text:p>
              </table:table-cell>
              <table:table-cell office:value-type="float" office:value="0.013517">
                <text:p>0.013517</text:p>
              </table:table-cell>
              <table:table-cell office:value-type="float" office:value="0.00935">
                <text:p>0.00935</text:p>
              </table:table-cell>
            </table:table-row>
            <table:table-row>
              <table:table-cell office:value-type="string">
                <text:p>uth.pgm</text:p>
              </table:table-cell>
              <table:table-cell office:value-type="float" office:value="0.016421">
                <text:p>0.016421</text:p>
              </table:table-cell>
              <table:table-cell office:value-type="float" office:value="0.0043">
                <text:p>0.0043</text:p>
              </table:table-cell>
              <table:table-cell office:value-type="float" office:value="0.004314">
                <text:p>0.004314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x_ray.pgm</text:p>
              </table:table-cell>
              <table:table-cell office:value-type="float" office:value="0.022">
                <text:p>0.022</text:p>
              </table:table-cell>
              <table:table-cell office:value-type="float" office:value="0.0050471">
                <text:p>0.0050471</text:p>
              </table:table-cell>
              <table:table-cell office:value-type="float" office:value="0.005388">
                <text:p>0.005388</text:p>
              </table:table-cell>
              <table:table-cell office:value-type="float" office:value="0.003442">
                <text:p>0.003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